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Mono" svg:font-family="'Andale Mono'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83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367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9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89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5deb3" fo:min-height="1.11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4.741cm" loext:decorative="false"/>
      <style:paragraph-properties style:writing-mode="lr-tb"/>
    </style:style>
    <style:style style:name="gr8" style:family="graphic" style:parent-style-name="standard">
      <style:graphic-properties draw:fill-color="#f5deb3" draw:textarea-horizontal-align="justify" draw:textarea-vertical-align="middle" draw:auto-grow-height="false" fo:min-height="1.02cm" fo:min-width="0.918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5deb3" draw:textarea-horizontal-align="justify" draw:textarea-vertical-align="middle" draw:auto-grow-height="false" fo:min-height="1.02cm" fo:min-width="2.146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f5deb3" draw:textarea-horizontal-align="justify" draw:textarea-vertical-align="middle" draw:auto-grow-height="false" fo:min-height="1.02cm" fo:min-width="1.532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5deb3" draw:textarea-horizontal-align="justify" draw:textarea-vertical-align="middle" draw:auto-grow-height="false" fo:min-height="1.02cm" fo:min-width="1.024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0.131cm" fo:min-width="6.21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131cm" fo:min-width="11.946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1.222cm" fo:min-width="2.54cm" fo:padding-top="0.141cm" fo:padding-bottom="0.141cm" fo:padding-left="0.141cm" fo:padding-right="0.14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86cm" loext:decorative="false"/>
      <style:paragraph-properties style:writing-mode="lr-tb"/>
    </style:style>
    <style:style style:name="gr17" style:family="graphic" style:parent-style-name="standard">
      <style:graphic-properties draw:fill-color="#f5deb3" draw:textarea-horizontal-align="justify" draw:textarea-vertical-align="middle" draw:auto-grow-height="false" fo:min-height="1.02cm" fo:min-width="0.897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5deb3" draw:textarea-horizontal-align="justify" draw:textarea-vertical-align="middle" draw:auto-grow-height="false" fo:min-height="1.02cm" fo:min-width="2.04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207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131cm" fo:min-width="2.04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395cm" loext:decorative="false"/>
      <style:paragraph-properties style:writing-mode="lr-tb"/>
    </style:style>
    <style:style style:name="gr22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3.553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926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552cm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4.95cm" style:writing-mode="lr-tb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2pt" style:font-size-asian="18pt" style:font-size-complex="18pt"/>
    </style:style>
    <style:style style:name="P2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" fo:font-size="14pt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f5f5dc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14pt"/>
    </style:style>
    <style:style style:name="P9" style:family="paragraph">
      <loext:graphic-properties draw:fill-color="#f5deb3"/>
      <style:paragraph-properties fo:text-align="center" style:writing-mode="lr-tb"/>
      <style:text-properties fo:font-size="14pt"/>
    </style:style>
    <style:style style:name="P10" style:family="paragraph">
      <loext:graphic-properties draw:fill="solid" draw:fill-color="#fcd4d1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e0efd4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fo:color="#000000" loext:opacity="100%" style:font-name="Liberation Sans" fo:font-size="14pt" style:font-name-asian="Arial" style:font-size-asian="8pt" style:font-name-complex="Arial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8pt" style:font-weight-asian="bold" style:font-size-complex="18pt" style:font-weight-complex="bold"/>
    </style:style>
    <style:style style:name="T9" style:family="text">
      <style:text-properties fo:font-size="12pt" fo:font-weight="normal" style:font-size-asian="18pt" style:font-weight-asian="normal" style:font-size-complex="18pt" style:font-weight-complex="normal"/>
    </style:style>
    <style:style style:name="T10" style:family="text">
      <style:text-properties fo:font-size="14pt"/>
    </style:style>
    <style:style style:name="T11" style:family="text">
      <style:text-properties style:font-name="Andale Mono" fo:font-size="1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style:font-name="Andale Mono" fo:font-size="12pt" style:font-size-asian="18pt" style:font-size-complex="18pt"/>
    </style:style>
    <style:style style:name="T1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46cm" svg:height="6.088cm" svg:x="3.605cm" svg:y="17.472cm">
          <draw:text-box>
            <text:p><text:span text:style-name="T1">X: Extended:</text:span></text:p>
            <text:p><text:span text:style-name="T1"><text:tab/></text:span><text:span text:style-name="T1">0: Fctl bits and HeyMac fields as described here. </text:span></text:p>
            <text:p><text:span text:style-name="T1"><text:tab/></text:span><text:span text:style-name="T1">1: Remaining Fctl bits are Extended Frame ID (rest of frame is unique).</text:span></text:p>
            <text:p><text:span text:style-name="T1">L: Long Addressing: all present address fields are: </text:span></text:p>
            <text:p><text:span text:style-name="T1"><text:tab/></text:span><text:span text:style-name="T1">0: 2 octets (16b).</text:span></text:p>
            <text:p><text:span text:style-name="T2"><text:tab/></text:span><text:span text:style-name="T2">1: 8 octets (64b).</text:span></text:p>
            <text:p><text:span text:style-name="T1">N: Net ID present</text:span></text:p>
            <text:p><text:span text:style-name="T1">D: Dst Addr present</text:span></text:p>
            <text:p><text:span text:style-name="T1">I: IE(s) present</text:span></text:p>
            <text:p><text:span text:style-name="T1">S: Src Addr present</text:span></text:p>
            <text:p><text:span text:style-name="T1">M: Multihop: TxAddr field is present.</text:span></text:p>
            <text:p><text:span text:style-name="T1">P: Pending frame: 1: another frame immediately follows this one.</text:span></text:p>
          </draw:text-box>
        </draw:frame>
        <draw:frame draw:style-name="gr2" draw:text-style-name="P2" draw:layer="layout" svg:width="15.24cm" svg:height="2.617cm" svg:x="3.54cm" svg:y="1.17cm">
          <draw:text-box>
            <text:p><text:span text:style-name="T3">H</text:span><text:span text:style-name="T3">e</text:span><text:span text:style-name="T3">y</text:span><text:span text:style-name="T3">m</text:span><text:span text:style-name="T3">a</text:span><text:span text:style-name="T3">c </text:span><text:span text:style-name="T3">li</text:span><text:span text:style-name="T3">n</text:span><text:span text:style-name="T3">k </text:span><text:span text:style-name="T3">l</text:span><text:span text:style-name="T3">a</text:span><text:span text:style-name="T3">y</text:span><text:span text:style-name="T3">e</text:span><text:span text:style-name="T3">r </text:span><text:span text:style-name="T3">fr</text:span><text:span text:style-name="T3">a</text:span><text:span text:style-name="T3">m</text:span><text:span text:style-name="T3">e 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<text:line-break/></text:span><text:span text:style-name="T4">d</text:span><text:span text:style-name="T4">r</text:span><text:span text:style-name="T4">a</text:span><text:span text:style-name="T4">ft </text:span><text:span text:style-name="T4">5</text:span><text:span text:style-name="T4">.</text:span><text:span text:style-name="T4">0</text:span><text:span text:style-name="T4"><text:tab/></text:span><text:span text:style-name="T4"><text:tab/></text:span><text:span text:style-name="T4">2</text:span><text:span text:style-name="T4">0</text:span><text:span text:style-name="T4">2</text:span><text:span text:style-name="T4">4</text:span><text:span text:style-name="T4">/</text:span><text:span text:style-name="T4">0</text:span><text:span text:style-name="T4">5</text:span><text:span text:style-name="T4">/</text:span><text:span text:style-name="T4">0</text:span><text:span text:style-name="T4">1</text:span><text:span text:style-name="T4"><text:line-break/></text:span><text:span text:style-name="T4"/></text:p>
          </draw:text-box>
        </draw:frame>
        <draw:frame draw:style-name="gr3" draw:text-style-name="P4" draw:layer="layout" svg:width="2.896cm" svg:height="1.165cm" svg:x="1.017cm" svg:y="16.116cm">
          <draw:text-box>
            <text:p text:style-name="P3"><text:span text:style-name="T5">Fctl field:</text:span></text:p>
          </draw:text-box>
        </draw:frame>
        <draw:custom-shape draw:style-name="gr4" draw:text-style-name="P6" draw:layer="layout" svg:width="0.69cm" svg:height="1.27cm" svg:x="4.592cm" svg:y="15.989cm">
          <text:p text:style-name="P5"><text:span text:style-name="T6">L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5.271cm" svg:y="15.989cm">
          <text:p text:style-name="P5"><text:span text:style-name="T6">N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5.961cm" svg:y="15.989cm">
          <text:p text:style-name="P5"><text:span text:style-name="T6">D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89cm" svg:height="1.27cm" svg:x="6.651cm" svg:y="15.989cm">
          <text:p text:style-name="P5"><text:span text:style-name="T6">I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7.34cm" svg:y="15.989cm">
          <text:p text:style-name="P5"><text:span text:style-name="T6">S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89cm" svg:height="1.27cm" svg:x="8.682cm" svg:y="15.989cm">
          <text:p text:style-name="P5"><text:span text:style-name="T6">P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3.302cm" svg:height="1.361cm" svg:x="1.127cm" svg:y="3.54cm">
          <draw:text-box>
            <text:p><text:span text:style-name="T7">H</text:span><text:span text:style-name="T7">e</text:span><text:span text:style-name="T7">y</text:span><text:span text:style-name="T7">m</text:span><text:span text:style-name="T7">a</text:span><text:span text:style-name="T7">c</text:span><text:span text:style-name="T7"><text:line-break/></text:span><text:span text:style-name="T7">Fr</text:span><text:span text:style-name="T7">a</text:span><text:span text:style-name="T7">m</text:span><text:span text:style-name="T7">e</text:span></text:p>
          </draw:text-box>
        </draw:frame>
        <draw:frame draw:style-name="gr7" draw:text-style-name="P1" draw:layer="layout" svg:width="15.875cm" svg:height="4.991cm" svg:x="3.667cm" svg:y="5.788cm">
          <draw:text-box>
            <text:p><text:span text:style-name="T8">PID:</text:span><text:span text:style-name="T9"> Protocol </text:span><text:span text:style-name="T9">ID (1B). <text:s/>See </text:span><text:span text:style-name="T9">below for </text:span><text:span text:style-name="T9">details</text:span></text:p>
            <text:p><text:span text:style-name="T8">Fctl</text:span><text:span text:style-name="T1">: Frame </text:span><text:span text:style-name="T1">Control. <text:s/>See </text:span><text:span text:style-name="T1">below for </text:span><text:span text:style-name="T1">details.</text:span></text:p>
            <text:p><text:span text:style-name="T8">NetId: </text:span><text:span text:style-name="T8">Net</text:span><text:span text:style-name="T9">work </text:span><text:span text:style-name="T8">Id</text:span><text:span text:style-name="T9">entifier. <text:s/></text:span><text:span text:style-name="T9">Exists if Fctl’s </text:span><text:span text:style-name="T9">N bit is set.</text:span></text:p>
            <text:p><text:span text:style-name="T8">DstAddr</text:span><text:span text:style-name="T1">: </text:span><text:span text:style-name="T8">Des</text:span><text:span text:style-name="T1">tination </text:span><text:span text:style-name="T8">Addr</text:span><text:span text:style-name="T1">ess. <text:s/>0, </text:span><text:span text:style-name="T1">2 or 8B </text:span><text:span text:style-name="T1">address. </text:span><text:span text:style-name="T1">Exists of </text:span><text:span text:style-name="T1">Fctl’s D bit is </text:span><text:span text:style-name="T1">set.</text:span><text:span text:style-name="T1"><text:line-break/></text:span><text:span text:style-name="T8">IE</text:span><text:span text:style-name="T1">s: Header </text:span><text:span text:style-name="T1">and Body </text:span><text:span text:style-name="T1">Information </text:span><text:span text:style-name="T1">Elements. <text:s/></text:span><text:span text:style-name="T1">Exists if Fctl’s </text:span><text:span text:style-name="T1">I bit is set.</text:span></text:p>
            <text:p><text:span text:style-name="T8">SrcAddr</text:span><text:span text:style-name="T1">: </text:span><text:span text:style-name="T8">S</text:span><text:span text:style-name="T1">ou</text:span><text:span text:style-name="T8">rc</text:span><text:span text:style-name="T1">e </text:span><text:span text:style-name="T8">Addr</text:span><text:span text:style-name="T1">ess. <text:s/>0, </text:span><text:span text:style-name="T1">2 or 8B </text:span><text:span text:style-name="T1">address. </text:span><text:span text:style-name="T1">Exists of </text:span><text:span text:style-name="T1">Fctl’s S bit is </text:span><text:span text:style-name="T1">set.</text:span><text:span text:style-name="T1"><text:line-break/></text:span><text:span text:style-name="T8">Payld</text:span><text:span text:style-name="T1">: </text:span><text:span text:style-name="T1">Payload (0 .. </text:span><text:span text:style-name="T1">253 octets; </text:span><text:span text:style-name="T1">entire frame </text:span><text:span text:style-name="T1">must not </text:span><text:span text:style-name="T1">exceed 255 </text:span><text:span text:style-name="T1">octets).</text:span></text:p>
            <text:p><text:span text:style-name="T8">MIC</text:span><text:span text:style-name="T1">: </text:span><text:span text:style-name="T1">Message </text:span><text:span text:style-name="T1">Integrity </text:span><text:span text:style-name="T1">Code (size </text:span><text:span text:style-name="T1">depends on </text:span><text:span text:style-name="T1">algorithm </text:span><text:span text:style-name="T1">which is </text:span><text:span text:style-name="T1">specified in </text:span><text:span text:style-name="T1">IE).</text:span></text:p>
            <text:p><text:span text:style-name="T8">TxAddr</text:span><text:span text:style-name="T1">: Re-</text:span><text:span text:style-name="T1">transmitter’s </text:span><text:span text:style-name="T1">address. <text:s/>0, 2 </text:span><text:span text:style-name="T1">or 8B </text:span><text:span text:style-name="T1">address. <text:s/></text:span><text:span text:style-name="T1">Exists if Fctl’s </text:span><text:span text:style-name="T1">M bit is set.</text:span></text:p>
          </draw:text-box>
        </draw:frame>
        <draw:custom-shape draw:style-name="gr8" draw:text-style-name="P9" draw:layer="layout" svg:width="1.418cm" svg:height="1.27cm" svg:x="5.191cm" svg:y="3.545cm">
          <text:p text:style-name="P8"><text:span text:style-name="T10">Fctl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27cm" svg:height="1.27cm" svg:x="10.165cm" svg:y="3.545cm">
          <text:p text:style-name="P8"><text:span text:style-name="T10">IEs</text:span><text:span text:style-name="T10"><text:line-break/></text:span><text:span text:style-name="T10">0+ B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646cm" svg:height="1.27cm" svg:x="13.467cm" svg:y="3.545cm">
          <text:p text:style-name="P8"><text:span text:style-name="T10">Payld</text:span><text:span text:style-name="T10"><text:line-break/></text:span><text:span text:style-name="T10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2.032cm" svg:height="1.27cm" svg:x="8.133cm" svg:y="3.545cm">
          <text:p text:style-name="P8"><text:span text:style-name="T10">Dst</text:span><text:span text:style-name="T10">Add</text:span><text:span text:style-name="T10">r</text:span><text:span text:style-name="T10"><text:line-break/></text:span><text:span text:style-name="T10">0/2/</text:span><text:span text:style-name="T10">8 B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524cm" svg:height="1.27cm" svg:x="6.609cm" svg:y="3.545cm">
          <text:p text:style-name="P8"><text:span text:style-name="T10">NetId</text:span><text:span text:style-name="T10"><text:line-break/></text:span><text:span text:style-name="T10">0/2 B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032cm" svg:height="1.27cm" svg:x="11.435cm" svg:y="3.545cm">
          <text:p text:style-name="P8"><text:span text:style-name="T10">Src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524cm" svg:height="1.27cm" svg:x="3.667cm" svg:y="3.545cm">
          <text:p text:style-name="P8"><text:span text:style-name="T10">PID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71cm" svg:height="0.381cm" svg:x="10.8cm" svg:y="5.191cm">
          <text:p text:style-name="P5"><text:span text:style-name="T6">Encryption 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2.446cm" svg:height="0.381cm" svg:x="3.667cm" svg:y="4.81cm">
          <text:p text:style-name="P5"><text:span text:style-name="T6">Authentication range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3.887cm" svg:height="1.504cm" svg:x="1.127cm" svg:y="11.047cm">
          <draw:text-box>
            <text:p text:style-name="P3"><text:span text:style-name="T5">PID field:</text:span></text:p>
          </draw:text-box>
        </draw:frame>
        <draw:frame draw:style-name="gr16" draw:text-style-name="P1" draw:layer="layout" svg:width="15.573cm" svg:height="4.11cm" svg:x="3.667cm" svg:y="11.287cm">
          <draw:text-box>
            <text:p><text:span text:style-name="T1">PID: Protocol ID: an 8-bit pattern to identify the frame’s protocol.</text:span><text:span text:style-name="T1"><text:line-break/></text:span><text:span text:style-name="T1">HeyMac claims the range 8b111XXXXX to distinguish from LoRaWAN and 802.15.4-2015 MAC header (MHR).</text:span></text:p>
            <text:p><text:span text:style-name="T1"/></text:p>
            <text:p><text:span text:style-name="T11">Bit pattern</text:span><text:span text:style-name="T11"><text:tab/></text:span><text:span text:style-name="T11">Protocol</text:span></text:p>
            <text:p><text:span text:style-name="T12">1110 0vvv</text:span><text:span text:style-name="T12"><text:tab/></text:span><text:span text:style-name="T12"><text:tab/></text:span><text:span text:style-name="T12">HeyMac TDMA, major (vvv)ersion</text:span></text:p>
            <text:p><text:span text:style-name="T12">1110 1vvv</text:span><text:span text:style-name="T12"><text:tab/></text:span><text:span text:style-name="T12"><text:tab/></text:span><text:span text:style-name="T12">HeyMac CSMA, major (vvv)ersion</text:span></text:p>
            <text:p><text:span text:style-name="T12">1111 xxxx</text:span><text:span text:style-name="T12"><text:tab/></text:span><text:span text:style-name="T12"><text:tab/></text:span><text:span text:style-name="T12">HeyMac RFU (Flood?, etc.)</text:span></text:p>
          </draw:text-box>
        </draw:frame>
        <draw:custom-shape draw:style-name="gr17" draw:text-style-name="P9" draw:layer="layout" svg:width="1.397cm" svg:height="1.27cm" svg:x="16.113cm" svg:y="3.54cm">
          <text:p text:style-name="P8"><text:span text:style-name="T10">MIC</text:span><text:span text:style-name="T10"><text:line-break/></text:span><text:span text:style-name="T10">0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2.54cm" svg:height="1.27cm" svg:x="17.51cm" svg:y="3.54cm">
          <text:p text:style-name="P8"><text:span text:style-name="T10">Tx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9cm" svg:height="1.27cm" svg:x="7.992cm" svg:y="15.989cm">
          <text:p text:style-name="P5"><text:span text:style-name="T6">M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0.707cm" svg:height="1.27cm" svg:x="3.892cm" svg:y="15.989cm">
          <text:p text:style-name="P5"><text:span text:style-name="T6">X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2.54cm" svg:height="0.381cm" svg:x="17.51cm" svg:y="4.81cm">
          <text:p text:style-name="P5"><text:span text:style-name="T6">Multih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3" draw:layer="layout" svg:width="5.334cm" svg:height="0.645cm" svg:x="6.334cm" svg:y="5.054cm">
          <draw:text-box>
            <text:p><text:span text:style-name="T13">Authenticate then encrypt</text:span></text:p>
          </draw:text-box>
        </draw:frame>
        <draw:frame draw:style-name="gr3" draw:text-style-name="P4" draw:layer="layout" svg:width="2.896cm" svg:height="1.165cm" svg:x="1.017cm" svg:y="24.016cm">
          <draw:text-box>
            <text:p text:style-name="P3"><text:span text:style-name="T5">Command:</text:span></text:p>
          </draw:text-box>
        </draw:frame>
        <draw:custom-shape draw:style-name="gr22" draw:text-style-name="P6" draw:layer="layout" svg:width="4.053cm" svg:height="1.27cm" svg:x="5.318cm" svg:y="23.889cm">
          <text:p text:style-name="P5"><text:span text:style-name="T6">Command ID</text:span><text:span text:style-name="T6"><text:line-break/></text:span><text:span text:style-name="T6">6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draw:layer="layout" svg:width="1.426cm" svg:height="1.27cm" svg:x="3.892cm" svg:y="23.889cm">
          <text:p text:style-name="P5"><text:span text:style-name="T6">Prefix</text:span><text:span text:style-name="T6"><text:line-break/></text:span><text:span text:style-name="T6">2b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" draw:layer="layout" svg:width="15.446cm" svg:height="1.802cm" svg:x="3.588cm" svg:y="25.138cm">
          <draw:text-box>
            <text:p><text:span text:style-name="T1">Heymac commands are sent in the Payld field. <text:s/>The first byte contains the two-bit prefix and the six-bit command ID. <text:s/>The command determines if there are any bytes that follow. <text:s/>Data may be fixed or variable length.</text:span></text:p>
          </draw:text-box>
        </draw:frame>
        <draw:custom-shape draw:style-name="gr25" draw:text-style-name="P6" draw:layer="layout" svg:width="5.45cm" svg:height="1.27cm" svg:x="9.321cm" svg:y="23.889cm">
          <text:p text:style-name="P5"><text:span text:style-name="T6">Command Data</text:span><text:span text:style-name="T6"><text:line-break/></text:span><text:span text:style-name="T6">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Mono" svg:font-family="'Andale Mono'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65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2T16:58:12.828826000</meta:creation-date>
    <dc:date>2024-05-01T14:31:46.615569969</dc:date>
    <meta:editing-duration>P8DT12H51M17S</meta:editing-duration>
    <meta:editing-cycles>53</meta:editing-cycles>
    <meta:generator>LibreOffice/24.2.2.2$MacOSX_AARCH64 LibreOffice_project/d56cc158d8a96260b836f100ef4b4ef25d6f1a01</meta:generator>
    <meta:print-date>2018-10-10T16:09:36.431000000</meta:print-date>
    <meta:document-statistic meta:object-count="33"/>
  </office:meta>
</office:document-meta>
</file>